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HK" svg:font-family="'Noto Sans CJK HK'"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text-properties officeooo:rsid="000df346" officeooo:paragraph-rsid="000df346"/>
    </style:style>
    <style:style style:name="P2" style:family="paragraph" style:parent-style-name="Standard">
      <style:text-properties officeooo:rsid="000faafe" officeooo:paragraph-rsid="000faafe"/>
    </style:style>
    <style:style style:name="P3" style:family="paragraph" style:parent-style-name="Standard">
      <style:text-properties officeooo:rsid="001209c7" officeooo:paragraph-rsid="001209c7"/>
    </style:style>
    <style:style style:name="P4" style:family="paragraph" style:parent-style-name="Standard">
      <style:text-properties officeooo:rsid="0012b98c" officeooo:paragraph-rsid="0012b98c"/>
    </style:style>
    <style:style style:name="P5" style:family="paragraph" style:parent-style-name="Standard">
      <style:text-properties officeooo:rsid="0012b98c" officeooo:paragraph-rsid="001209c7"/>
    </style:style>
    <style:style style:name="P6" style:family="paragraph" style:parent-style-name="Standard">
      <style:text-properties officeooo:rsid="00131c20" officeooo:paragraph-rsid="000df346"/>
    </style:style>
    <style:style style:name="P7" style:family="paragraph" style:parent-style-name="Standard">
      <style:text-properties officeooo:rsid="00131c20" officeooo:paragraph-rsid="00131c20"/>
    </style:style>
    <style:style style:name="P8" style:family="paragraph" style:parent-style-name="Standard">
      <style:text-properties fo:font-size="16pt" style:text-underline-style="solid" style:text-underline-width="auto" style:text-underline-color="font-color" officeooo:rsid="00131c20" officeooo:paragraph-rsid="00131c20" style:font-size-asian="16pt" style:font-size-complex="16pt"/>
    </style:style>
    <style:style style:name="P9" style:family="paragraph" style:parent-style-name="Standard">
      <style:text-properties officeooo:paragraph-rsid="0016a0d4"/>
    </style:style>
    <style:style style:name="T1" style:family="text">
      <style:text-properties officeooo:rsid="000c074c"/>
    </style:style>
    <style:style style:name="T2" style:family="text">
      <style:text-properties officeooo:rsid="000df346"/>
    </style:style>
    <style:style style:name="T3" style:family="text">
      <style:text-properties officeooo:rsid="000faafe"/>
    </style:style>
    <style:style style:name="T4" style:family="text">
      <style:text-properties officeooo:rsid="00131c20"/>
    </style:style>
    <style:style style:name="T5" style:family="text">
      <style:text-properties officeooo:rsid="0013661b"/>
    </style:style>
    <style:style style:name="T6" style:family="text">
      <style:text-properties officeooo:rsid="0013ae74"/>
    </style:style>
    <style:style style:name="T7" style:family="text">
      <style:text-properties officeooo:rsid="0014883b"/>
    </style:style>
    <style:style style:name="T8" style:family="text">
      <style:text-properties officeooo:rsid="0014c013"/>
    </style:style>
    <style:style style:name="T9" style:family="text">
      <style:text-properties officeooo:rsid="0015db11"/>
    </style:style>
    <style:style style:name="T10" style:family="text">
      <style:text-properties officeooo:rsid="0016a0d4"/>
    </style:style>
    <style:style style:name="T11" style:family="text">
      <style:text-properties officeooo:rsid="00180582"/>
    </style:style>
    <style:style style:name="T12" style:family="text">
      <style:text-properties officeooo:rsid="0019cf73"/>
    </style:style>
    <style:style style:name="T13" style:family="text">
      <style:text-properties officeooo:rsid="001a7579"/>
    </style:style>
    <style:style style:name="T14" style:family="text">
      <style:text-properties officeooo:rsid="001dceea"/>
    </style:style>
    <style:style style:name="T15" style:family="text">
      <style:text-properties officeooo:rsid="001ef364"/>
    </style:style>
    <style:style style:name="T16" style:family="text">
      <style:text-properties officeooo:rsid="001feb73"/>
    </style:style>
    <style:style style:name="T17" style:family="text">
      <style:text-properties officeooo:rsid="0021b6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ésentation :</text:p>
      <text:p text:style-name="P7"/>
      <text:p text:style-name="P9"><text:tab/><text:span text:style-name="T1">L’objectif principale est de faire une simulation d’une population d’humain </text:span><text:span text:style-name="T2">avec de nombreux paramètre facilement modifiable</text:span><text:span text:style-name="T1">. </text:span><text:span text:style-name="T10">Pour cela j’ai essayé de refaire le concept de la sélection naturelle, il y a donc deux notions, la personnes peut mourir, et la personnes peut se reproduire et faire un ou des enfants avec des paramètres légèrement différents. </text:span><text:span text:style-name="T11">Il faut donc que la population trouve entre un équilibre de bien manger sans pour autant avoir des caractéristiques qui lui consomme trop de nourriture.</text:span></text:p>
      <text:p text:style-name="Standard"/>
      <text:p text:style-name="P1">Les humains sont définit par différentes informations qui sont :</text:p>
      <text:p text:style-name="P1">- un objectif : soit se reproduire, soit aller chercher à manger <text:span text:style-name="T11">ou errer</text:span></text:p>
      <text:p text:style-name="P1">- leur vitesse : la vitesse pour aller vers un objectif</text:p>
      <text:p text:style-name="P1">- leur vision : il ne vont vers un objectif si il ne voit pas</text:p>
      <text:p text:style-name="P1">- la faim : décent en fonction de leur vision et le leur vitesse</text:p>
      <text:p text:style-name="P1">- <text:span text:style-name="T12">leur âge : pour se reproduire, et pour mourir de vieillesse</text:span></text:p>
      <text:p text:style-name="P6"/>
      <text:p text:style-name="P1"/>
      <text:p text:style-name="P1"><text:span text:style-name="T13">I</text:span>l y a des arbres, a chaque tour ils <text:span text:style-name="T3">ont une chances d’avoir des pommes que les humains peuvent manger </text:span><text:span text:style-name="T13">pour récupérer de la nourriture</text:span><text:span text:style-name="T3">.</text:span></text:p>
      <text:p text:style-name="P1"/>
      <text:p text:style-name="P2">Il y a aussi des ours qui peuvent tuer ou se faire tuer par des humains.</text:p>
      <text:p text:style-name="P2"/>
      <text:p text:style-name="P3">Les paramètres sont disponible dans un fichier python il y a uniquement des variables qui servent de constantes.</text:p>
      <text:p text:style-name="P3"/>
      <text:p text:style-name="P8">Les apprentissages :</text:p>
      <text:p text:style-name="P5"><text:s text:c="6"/></text:p>
      <text:p text:style-name="P5"><text:tab/><text:span text:style-name="T16">Il fait partie des premiers programmes informatique que j’ai fait en 2023 (a</text:span><text:span text:style-name="T17">va</text:span><text:span text:style-name="T16">nt ce portfolio) donc les apprentissages vont se ressembler car je ne faisait pas une observation sur mon travail.</text:span></text:p>
      <text:p text:style-name="P5"/>
      <text:p text:style-name="P4"><text:tab/><text:span text:style-name="T4">Le nom des variables </text:span><text:span text:style-name="T6">ne sont pas clair</text:span><text:span text:style-name="T4">, je ne savait pas forcement comment les nommés, </text:span><text:span text:style-name="T5">choisir</text:span><text:span text:style-name="T4"> </text:span><text:span text:style-name="T5">la forme</text:span><text:span text:style-name="T4">, </text:span><text:span text:style-name="T5">la langue</text:span><text:span text:style-name="T4">. Ce que j’en tire c’est qu’</text:span><text:span text:style-name="T5">il faut mettre les constantes en majuscule, pour les autres variable il faut utiliser la forme camelCase et utiliser une seul langue.</text:span></text:p>
      <text:p text:style-name="P4"/>
      <text:p text:style-name="P4"><text:tab/><text:span text:style-name="T6">Le fichier spécialiser pour les constantes est une bonne idée, au départ je voulais le faire en fichier te</text:span><text:span text:style-name="T14">x</text:span><text:span text:style-name="T6">t</text:span><text:span text:style-name="T14">e</text:span><text:span text:style-name="T6">, puis j’ai choisie un fichier python car c’est tr</text:span><text:span text:style-name="T14">è</text:span><text:span text:style-name="T6">s rapide à mettre en place et qu’on voit visuellement </text:span><text:span text:style-name="T7">dans un IDE. Je garde l’idée pour de petit programme simple et rapide mais un défaut c’est que lors du compilage on perd ce fichier, l’alternative donc pour les programmes plus important est l’utilisation d’un fichier JSON. </text:span><text:span text:style-name="T14">I</text:span><text:span text:style-name="T7">l peut être </text:span><text:span text:style-name="T14">exploiter par de</text:span><text:span text:style-name="T7"> nombreux langage</text:span><text:span text:style-name="T14">s</text:span><text:span text:style-name="T7"> en gardant sa forme, peut être lu et modifier facilement. Mais il est plus compliqu</text:span><text:span text:style-name="T14">é</text:span><text:span text:style-name="T7"> de l’intégrer dans un programme.</text:span></text:p>
      <text:p text:style-name="P4"/>
      <text:p text:style-name="P4"><text:tab/><text:span text:style-name="T8">Le programme est mal expliquer, dans la version du mon git pour j’ai ajouter des commentaires et un diagramme orienté objet pour que ceux qui veulent le comprendre le puissent mais sinon le programme est très peut documenté. Je sais maintenant l’importance de documenté sont code, </text:span><text:span text:style-name="T9">que se soit pour le partager au autre et le comprendre après plusieurs année. Le diagramme objet quant a lui permet de voir visuellement les classes et les relations entre elle</text:span><text:span text:style-name="T15">s</text:span><text:span text:style-name="T9">.</text:span></text:p>
      <text:p text:style-name="P4"/>
      <text:p text:style-name="P4"><text:tab/><text:span text:style-name="T8">Le programme est très peut optimiser. Tout d’abord python est un langage orienté objet mais j’utilise l’héritage que pour la classe Humain alors que j’aurais pus le faire plus souvent. </text:span><text:span text:style-name="T10">La recherche des objectifs est très laborieuse ou pour chaque humain <text:s/>je regarde tout les éléments de la car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HK" svg:font-family="'Noto Sans CJK HK'"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H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H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9T08:17:32.432222283</meta:creation-date>
    <dc:date>2024-04-11T15:12:07.541000000</dc:date>
    <meta:editing-duration>PT1H31M37S</meta:editing-duration>
    <meta:editing-cycles>19</meta:editing-cycles>
    <meta:generator>LibreOffice/7.6.2.1$Windows_X86_64 LibreOffice_project/56f7684011345957bbf33a7ee678afaf4d2ba333</meta:generator>
    <meta:document-statistic meta:table-count="0" meta:image-count="0" meta:object-count="0" meta:page-count="1" meta:paragraph-count="18" meta:word-count="527" meta:character-count="3074" meta:non-whitespace-character-count="2551"/>
  </office:meta>
</office:document-meta>
</file>